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4"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6"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4"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4" style:family="paragraph" style:parent-style-name="Standard" style:list-style-name="WW8Num6">
      <style:text-properties fo:font-size="12pt" fo:language="es" fo:country="ES" style:text-underline-style="none" style:font-size-asian="12pt" style:font-size-complex="12pt"/>
    </style:style>
    <style:style style:name="P75" style:family="paragraph" style:parent-style-name="Standard" style:list-style-name="L2">
      <style:paragraph-properties fo:text-align="justify" style:justify-single-word="false"/>
    </style:style>
    <style:style style:name="P76" style:family="paragraph" style:parent-style-name="Standard" style:list-style-name="WW8Num7">
      <style:paragraph-properties fo:text-align="justify" style:justify-single-word="false"/>
    </style:style>
    <style:style style:name="P77" style:family="paragraph" style:parent-style-name="Standard" style:list-style-name="WW8Num6"/>
    <style:style style:name="P78"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9"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69097706" text:style-name="WW8Num1">
        <text:list-item>
          <text:list>
            <text:list-item>
              <text:list>
                <text:list-item>
                  <text:list>
                    <text:list-item>
                      <text:list>
                        <text:list-item>
                          <text:p text:style-name="P78">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011824252" text:style-name="WW8Num2">
        <text:list-item>
          <text:list>
            <text:list-item>
              <text:list>
                <text:list-item>
                  <text:p text:style-name="P41">Almacenamiento en soluciones libres y locales existentes.</text:p>
                </text:list-item>
              </text:list>
            </text:list-item>
          </text:list>
        </text:list-item>
      </text:list>
      <text:p text:style-name="P1"/>
      <text:list xml:id="list1280003312" text:style-name="WW8Num3">
        <text:list-item>
          <text:list>
            <text:list-item>
              <text:p text:style-name="P42">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426393609" text:continue-numbering="true" text:style-name="WW8Num3">
        <text:list-item>
          <text:list>
            <text:list-item>
              <text:p text:style-name="P42">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1542597987" text:continue-numbering="true" text:style-name="WW8Num3">
        <text:list-item>
          <text:list>
            <text:list-item>
              <text:p text:style-name="P42">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118245008" text:continue-numbering="true" text:style-name="WW8Num3">
        <text:list-item>
          <text:list>
            <text:list-item>
              <text:p text:style-name="P42">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981405670" text:continue-numbering="true" text:style-name="WW8Num3">
        <text:list-item>
          <text:list>
            <text:list-item>
              <text:p text:style-name="P42">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869165731" text:continue-numbering="true" text:style-name="WW8Num3">
        <text:list-item>
          <text:list>
            <text:list-item>
              <text:p text:style-name="P42">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519391254" text:continue-numbering="true" text:style-name="WW8Num3">
        <text:list-item>
          <text:list>
            <text:list-item>
              <text:p text:style-name="P42">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1490461683" text:continue-numbering="true" text:style-name="WW8Num3">
        <text:list-item>
          <text:list>
            <text:list-item>
              <text:p text:style-name="P42">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2070641440" text:continue-numbering="true" text:style-name="WW8Num3">
        <text:list-item>
          <text:p text:style-name="P42">Comparación de soluciones.</text:p>
        </text:list-item>
      </text:list>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188578148" text:continue-numbering="true" text:style-name="WW8Num3">
        <text:list-item>
          <text:p text:style-name="P42">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808532621" text:continue-numbering="true" text:style-name="WW8Num3">
        <text:list-item>
          <text:p text:style-name="P42">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258627384" text:continue-numbering="true" text:style-name="WW8Num3">
        <text:list-item>
          <text:list>
            <text:list-item>
              <text:p text:style-name="P42">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842582822" text:style-name="WW8Num4">
        <text:list-item>
          <text:p text:style-name="P79">El numero máximo de cabeceras por petición es 90.</text:p>
        </text:list-item>
        <text:list-item>
          <text:p text:style-name="P79">La máxima longitud de las cabeceras es 4096 bytes.</text:p>
        </text:list-item>
        <text:list-item>
          <text:p text:style-name="P79">Cada linea de petición no debe tener más de 8192 bytes.</text:p>
        </text:list-item>
        <text:list-item>
          <text:p text:style-name="P79">Una petición no debe exceder el tamaño de 5 gigabytes.</text:p>
        </text:list-item>
        <text:list-item>
          <text:p text:style-name="P79">El nombre de un contenedor no puede ser mayor de 256 bytes.</text:p>
        </text:list-item>
        <text:list-item>
          <text:p text:style-name="P79">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664247918" text:style-name="WW8Num5">
        <text:list-item>
          <text:p text:style-name="P43">Servidor de cuentas.</text:p>
          <text:list>
            <text:list-item>
              <text:p text:style-name="P53">Listado de contenedores.</text:p>
            </text:list-item>
          </text:list>
        </text:list-item>
        <text:list-item>
          <text:p text:style-name="P43">Servidor de contenedores.</text:p>
          <text:list>
            <text:list-item>
              <text:p text:style-name="P53">Listado de objetos en el contenedor.</text:p>
            </text:list-item>
            <text:list-item>
              <text:p text:style-name="P53">Creación de contenedores.</text:p>
            </text:list-item>
            <text:list-item>
              <text:p text:style-name="P53">Eliminación de contenedores.</text:p>
            </text:list-item>
          </text:list>
        </text:list-item>
        <text:list-item>
          <text:p text:style-name="P43">Servidor de objetos.</text:p>
          <text:list>
            <text:list-item>
              <text:p text:style-name="P53">Recuperación de objetos.</text:p>
            </text:list-item>
            <text:list-item>
              <text:p text:style-name="P53">Creación/actualización de objetos.</text:p>
            </text:list-item>
            <text:list-item>
              <text:p text:style-name="P53">Copia de objetos.</text:p>
            </text:list-item>
            <text:list-item>
              <text:p text:style-name="P53">Eliminación de objetos.</text:p>
            </text:list-item>
          </text:list>
        </text:list-item>
      </text:list>
      <text:p text:style-name="P6"/>
      <text:list xml:id="list671295472" text:continue-list="list1258627384" text:style-name="WW8Num3">
        <text:list-item>
          <text:list>
            <text:list-item>
              <text:p text:style-name="P42">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list xml:id="list704775090" text:continue-numbering="true" text:style-name="WW8Num3">
        <text:list-item>
          <text:list>
            <text:list-item>
              <text:list>
                <text:list-item>
                  <text:p text:style-name="P42">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096208320" text:continue-numbering="true" text:style-name="WW8Num3">
        <text:list-item>
          <text:list>
            <text:list-item>
              <text:list>
                <text:list-item>
                  <text:p text:style-name="P42">Listado de contenedores.</text:p>
                </text:list-item>
              </text:list>
            </text:list-item>
          </text:list>
        </text:list-item>
      </text:list>
      <text:p text:style-name="P29"><text:span text:style-name="T8"><text:tab/></text:span><text:span text:style-name="T19">La operaci</text:span><text:span text:style-name="T20">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soft-page-break/><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748461366" text:continue-numbering="true" text:style-name="WW8Num3">
        <text:list-item>
          <text:list>
            <text:list-item>
              <text:list>
                <text:list-item>
                  <text:p text:style-name="P42">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soft-page-break/><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082516352" text:continue-numbering="true" text:style-name="WW8Num3">
        <text:list-item>
          <text:list>
            <text:list-item>
              <text:list>
                <text:list-item>
                  <text:p text:style-name="P42">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602624152" text:continue-numbering="true" text:style-name="WW8Num3">
        <text:list-item>
          <text:list>
            <text:list-item>
              <text:list>
                <text:list-item>
                  <text:p text:style-name="P42">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io para que este pueda ser eliminado. Su borrado es permanente. Su respuesta pudiera ser la siguiente:</text:span></text:p>
      <text:p text:style-name="P25"><text:tab/> HTTP/1.1 204 No Content</text:p>
      <text:p text:style-name="P33"><text:tab/> Date: Thu, 07 Jun 2010 18:57:07 GMT</text:p>
      <text:p text:style-name="P33"><text:soft-page-break/><text:tab/> Server: Apache</text:p>
      <text:p text:style-name="P33"><text:tab/> Content-Length: 0</text:p>
      <text:p text:style-name="P25"><text:tab/> Content-Type: text/plain; charset=UTF-8</text:p>
      <text:list xml:id="list968951999" text:continue-numbering="true" text:style-name="WW8Num3">
        <text:list-item>
          <text:list>
            <text:list-item>
              <text:list>
                <text:list-item>
                  <text:p text:style-name="P42">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608868874" text:continue-numbering="true" text:style-name="WW8Num3">
        <text:list-item>
          <text:list>
            <text:list-item>
              <text:list>
                <text:list-item>
                  <text:p text:style-name="P42">Creación, o actualización de objetos.</text:p>
                </text:list-item>
              </text:list>
            </text:list-item>
          </text:list>
        </text:list-item>
      </text:list>
      <text:p text:style-name="P10"><text:span text:style-name="T20"><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1805818883" text:continue-numbering="true" text:style-name="WW8Num3">
        <text:list-item>
          <text:list>
            <text:list-item>
              <text:list>
                <text:list-item>
                  <text:p text:style-name="P42"><text:soft-page-break/>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2010586567" text:continue-numbering="true" text:style-name="WW8Num3">
        <text:list-item>
          <text:list>
            <text:list-item>
              <text:list>
                <text:list-item>
                  <text:p text:style-name="P42">Eliminación de objetos.</text:p>
                </text:list-item>
              </text:list>
            </text:list-item>
          </text:list>
        </text:list-item>
      </text:list>
      <text:p text:style-name="P13"><text:span text:style-name="Source_20_Text"><text:span text:style-name="T20"><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426768870" text:continue-numbering="true" text:style-name="WW8Num3">
        <text:list-item>
          <text:list>
            <text:list-item>
              <text:p text:style-name="P42">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331526460" text:continue-numbering="true" text:style-name="WW8Num3">
        <text:list-item>
          <text:p text:style-name="P42">Linux.</text:p>
        </text:list-item>
      </text:list>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text:soft-page-break/>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784921920" text:continue-numbering="true" text:style-name="WW8Num3">
        <text:list-item>
          <text:list>
            <text:list-item>
              <text:p text:style-name="P42">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957030543" text:continue-numbering="true" text:style-name="WW8Num3">
        <text:list-item>
          <text:list>
            <text:list-item>
              <text:list>
                <text:list-item>
                  <text:p text:style-name="P42">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1010707144" text:continue-numbering="true" text:style-name="WW8Num3">
        <text:list-item>
          <text:list>
            <text:list-item>
              <text:list>
                <text:list-item>
                  <text:p text:style-name="P42">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644003760" text:continue-numbering="true" text:style-name="WW8Num3">
        <text:list-item>
          <text:list>
            <text:list-item>
              <text:p text:style-name="P42">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2109677964" text:continue-numbering="true" text:style-name="WW8Num3">
        <text:list-item>
          <text:list>
            <text:list-item>
              <text:p text:style-name="P42">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659391288" text:continue-numbering="true" text:style-name="WW8Num3">
        <text:list-item>
          <text:p text:style-name="P42">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21690977061" text:style-name="L1">
        <text:list-item>
          <text:p text:style-name="P56"><text:span text:style-name="T14">Procesos de soporte del sistema:</text:span> ejemplos de este subsistema son el proceso de autenticación, el organizador de sesiones y otros procesos que no son iniciados por el organizador de control de servicios</text:p>
        </text:list-item>
        <text:list-item>
          <text:p text:style-name="P56"><text:span text:style-name="T14">Servicios del sistema y aplicaciones de usuario:</text:span> estos se apoyan en librerías dinámicas del sistema, y los subsistemas de entorno para realizar su cometido.</text:p>
        </text:list-item>
        <text:list-item>
          <text:p text:style-name="P56"><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0118242521" text:style-name="L2">
        <text:list-item>
          <text:p text:style-name="P75"><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7"><text:span text:style-name="T14">El núcleo</text:span>, que reune las funciones en bajo nivel requeridas para que el ejecutor ofrezca los servicios mínimos</text:p>
        </text:list-item>
        <text:list-item>
          <text:p text:style-name="P57"><text:span text:style-name="T14">Los drivers de dispositivos</text:span>, que se comunicarán con el hardware</text:p>
        </text:list-item>
        <text:list-item>
          <text:p text:style-name="P57"><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2800033121" text:style-name="L3">
        <text:list-item>
          <text:p text:style-name="P58"><text:span text:style-name="T14">El manejador de entrada salida:</text:span> dicho subsistema se apoya en los drivers de dispositivos o en los sistemas de ficheros para realizar delegar la tarea encomendada al componente correspondiente.</text:p>
        </text:list-item>
        <text:list-item>
          <text:p text:style-name="P58"><text:span text:style-name="T14">El manejador de cache</text:span>, que se encarga de organizar los datos requeridos recientemente por el espacio de usuario en memoria, manteniendolos en esta para agilizar posteriores accesos.</text:p>
        </text:list-item>
        <text:list-item>
          <text:p text:style-name="P58"><text:span text:style-name="T14">El manejador de procesos e hilos</text:span>, que se encarga de iniciar y finalizar los distintos procesos e hilos y de ofrecerles el soporte requerido.</text:p>
        </text:list-item>
        <text:list-item>
          <text:p text:style-name="P58"><text:span text:style-name="T14">El manejador de objetos del núcleo</text:span>, cuyo objetivo principal es mantener las estructuras necesarias para su correcto funcionamiento.</text:p>
        </text:list-item>
        <text:list-item>
          <text:p text:style-name="P58"><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8"><text:span text:style-name="T14">El monitor de seguridad</text:span>, que activará las politicas de seguridad de acceso a cualquier medio.</text:p>
        </text:list-item>
        <text:list-item>
          <text:p text:style-name="P58"><text:span text:style-name="T14">El manejador de memoria</text:span>, que se encarga de alojar información en memoria principal, o devolverla al dispositivo de bloques del que proviene.</text:p>
        </text:list-item>
        <text:list-item>
          <text:p text:style-name="P58"><text:span text:style-name="T14">El manejador de configuración del sistema</text:span>, que gestionará el registro de Windows y la informacion contenida en el.</text:p>
        </text:list-item>
        <text:list-item>
          <text:p text:style-name="P58"><text:span text:style-name="T14">El manejador de entrada/salida</text:span>, que implementa una interfaz general de entrada salida independiente del dispositivo.</text:p>
        </text:list-item>
        <text:list-item>
          <text:p text:style-name="P58"><text:span text:style-name="T14">Las rutinas <text:s/>de instrumentación</text:span> ofrecidas por el servicio WMI de Windows, que permiten a los drivers de los dispositivos publicar información de configuración y estadisticas sobre el dispositivo.</text:p>
        </text:list-item>
        <text:list-item>
          <text:p text:style-name="P58"><text:span text:style-name="T14">El invocador de procedimientos avanzado</text:span>, que realiza las tareas necesarias para la <text:soft-page-break/>ejecución de cualquier software.</text:p>
        </text:list-item>
        <text:list-item>
          <text:p text:style-name="P58"><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1470044726" text:continue-list="list659391288" text:style-name="WW8Num3">
        <text:list-item>
          <text:list>
            <text:list-item>
              <text:p text:style-name="P42">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8425828221" text:style-name="L4">
        <text:list-item>
          <text:p text:style-name="P59">La función se implementa en la librería, y por tanto, el espacio del núcleo no requiere saber de la llamada a esta función, luego será resuelta por la librería y se continuará con la ejecución normal del sistema.</text:p>
        </text:list-item>
        <text:list-item>
          <text:p text:style-name="P59">La función requiere llamar al ejecutor de Windows para realizar alguna de sus funciones, luego se realizarán algunas tareas puntuales en espacio del núcleo y se continuará el resto de ejecución en espacio de usuario. </text:p>
        </text:list-item>
        <text:list-item>
          <text:p text:style-name="P59">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5" draw:name="graphics3" text:anchor-type="paragraph" svg:width="6.6929in" svg:height="2.152in" draw:z-index="7"><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text:soft-page-break/>profundidad este componente.</text:p>
      <text:p text:style-name="P7"/>
      <text:list xml:id="list1220698144" text:continue-list="list1470044726" text:style-name="WW8Num3">
        <text:list-item>
          <text:list>
            <text:list-item>
              <text:p text:style-name="P42">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6642479181" text:style-name="L5">
        <text:list-item>
          <text:p text:style-name="P60">Funciones exportadas al espacio de usuario, o servicios del sistema, la librería Ntdll se encarga de ofrecerlos. Muchos de los servicios son accesibles desde la API de Windows, o a través del subsistema de entorno.</text:p>
        </text:list-item>
        <text:list-item>
          <text:p text:style-name="P60">Drivers de dispositivos, llamados a través de la función DeviceIOControl y que ofrece una interfaz general al espacio de usuario para llamar a los servicios de un dispositivo.</text:p>
        </text:list-item>
        <text:list-item>
          <text:p text:style-name="P60">Funciones que solo pueden ser llamadas desde el espacio del núcleo. </text:p>
        </text:list-item>
        <text:list-item>
          <text:p text:style-name="P60">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812207051" text:style-name="L6">
        <text:list-item>
          <text:p text:style-name="P61">Las funciones del manejador de objetos del ejecutor, que crea y destruye los objetos que sirven de infraestructura para el nucleo.</text:p>
        </text:list-item>
        <text:list-item>
          <text:p text:style-name="P61">El ALPC(Advanced Local Procedure Call, lanzador de procedimientos locales avanzados) que se encarga del paso de mensajes entre procesos.</text:p>
        </text:list-item>
        <text:list-item>
          <text:p text:style-name="P61">La librería de funciones comunes del sistema.</text:p>
        </text:list-item>
        <text:list-item>
          <text:p text:style-name="P61">Las rutinas de soporte del ejecutor.</text:p>
        </text:list-item>
      </text:list>
      <text:p text:style-name="P7"/>
      <text:list xml:id="list1052378288" text:continue-list="list1220698144" text:style-name="WW8Num3">
        <text:list-item>
          <text:list>
            <text:list-item>
              <text:p text:style-name="P42">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831752457" text:continue-numbering="true" text:style-name="WW8Num3">
        <text:list-item>
          <text:list>
            <text:list-item>
              <text:p text:style-name="P42">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4021196781" text:style-name="L7">
        <text:list-item>
          <text:p text:style-name="P62"><text:span text:style-name="T14">Drivers de dispositivos</text:span>, que utilizan la capa HAL para comunicarse con estos.</text:p>
        </text:list-item>
        <text:list-item>
          <text:p text:style-name="P62"><text:span text:style-name="T14">Drivers de sistemas de ficheros</text:span>, que aceptan peticiones genéricas de entrada salida y las traducen a peticiones de un dispositivo concreto.</text:p>
        </text:list-item>
        <text:list-item>
          <text:p text:style-name="P62"><text:span text:style-name="T14">Drivers de filtro de sistemas de ficheros</text:span>, los cuales son drivers que colaboran con los de sistemas de ficheros para ofrecerle una nueva funcionalidad.</text:p>
        </text:list-item>
        <text:list-item>
          <text:p text:style-name="P62"><text:span text:style-name="T14">Redirectores de red y servidores</text:span>, que, siendo drivers de sistemas de ficheros, transmiten las peticiones de un sistema de ficheros a través de la red y reciben las peticiones.</text:p>
        </text:list-item>
        <text:list-item>
          <text:p text:style-name="P62"><text:soft-page-break/><text:span text:style-name="T14">Drivers de protocolos</text:span>, los cuales implementan los protocolos de comunicaciones básicos y más extendidos como TCP/IP, NetBEUI e IPX/SPX.</text:p>
        </text:list-item>
        <text:list-item>
          <text:p text:style-name="P62"><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20409327711" text:style-name="L8">
        <text:list-item>
          <text:p text:style-name="P63"><text:span text:style-name="T14">Drivers de bus</text:span>, que se encargan de utilizar los controladores de bus, adaptadores, puentes, y cualquier dispositivo capaz de comunicar diferentes dispositivos.</text:p>
        </text:list-item>
        <text:list-item>
          <text:p text:style-name="P63"><text:span text:style-name="T14">Drivers de función</text:span>, que implementan la funcionalidad principal de un dispositivo en cuestión.</text:p>
        </text:list-item>
        <text:list-item>
          <text:p text:style-name="P63"><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1305536543" text:continue-list="list831752457" text:style-name="WW8Num3">
        <text:list-item>
          <text:list>
            <text:list-item>
              <text:p text:style-name="P42">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2000377349" text:continue-numbering="true" text:style-name="WW8Num3">
        <text:list-item>
          <text:list>
            <text:list-item>
              <text:list>
                <text:list-item>
                  <text:p text:style-name="P42">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soft-page-break/><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520027931" text:continue-numbering="true" text:style-name="WW8Num3">
        <text:list-item>
          <text:list>
            <text:list-item>
              <text:list>
                <text:list-item>
                  <text:p text:style-name="P42">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791521189" text:continue-numbering="true" text:style-name="WW8Num3">
        <text:list-item>
          <text:list>
            <text:list-item>
              <text:list>
                <text:list-item>
                  <text:p text:style-name="P42">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text:soft-page-break/>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1309948775" text:continue-numbering="true" text:style-name="WW8Num3">
        <text:list-item>
          <text:list>
            <text:list-item>
              <text:list>
                <text:list-item>
                  <text:p text:style-name="P42">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text:soft-page-break/>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409779114" text:continue-numbering="true" text:style-name="WW8Num3">
        <text:list-item>
          <text:list>
            <text:list-item>
              <text:list>
                <text:list-item>
                  <text:p text:style-name="P42">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1541070905" text:style-name="L9">
        <text:list-item>
          <text:p text:style-name="P46">Nombre de fichero.</text:p>
        </text:list-item>
        <text:list-item>
          <text:p text:style-name="P64"><text:span text:style-name="T14">Desplazamiento del byte actual</text:span>(respecto al comienzo del fichero).</text:p>
        </text:list-item>
        <text:list-item>
          <text:p text:style-name="P46">Modo de compartición.</text:p>
        </text:list-item>
        <text:list-item>
          <text:p text:style-name="P46">Banderas de modo de apertura.</text:p>
        </text:list-item>
        <text:list-item>
          <text:p text:style-name="P46">Puntero al objeto de dispositivo.</text:p>
        </text:list-item>
        <text:list-item>
          <text:p text:style-name="P46">Puntero a la partición.</text:p>
        </text:list-item>
        <text:list-item>
          <text:p text:style-name="P46">Puntero a la sección de punteros de objetos.</text:p>
        </text:list-item>
        <text:list-item>
          <text:p text:style-name="P46">Puntero al mapa privado de cache.</text:p>
        </text:list-item>
        <text:list-item>
          <text:p text:style-name="P46">Lista de paquetes de petición de entrada/salida.</text:p>
        </text:list-item>
        <text:list-item>
          <text:p text:style-name="P64"><text:span text:style-name="T14">Contexto de finalización de entrada/salida:</text:span> de existir, comunica el estado de finalización de la petición en curso sobre el puerto</text:p>
        </text:list-item>
        <text:list-item>
          <text:p text:style-name="P64"><text:span text:style-name="T14">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449828932" text:style-name="L10">
        <text:list-item>
          <text:p text:style-name="P47">Parámetros de transacción.</text:p>
        </text:list-item>
        <text:list-item>
          <text:p text:style-name="P47">Detalles del objeto de dispositivo: <text:span text:style-name="T1">Identifica el driver de filtro adecuado.</text:span></text:p>
        </text:list-item>
        <text:list-item>
          <text:p text:style-name="P47">Estatus de bloqueo de rango de entrada/salida:<text:span text:style-name="T1"> permite al espacio de usuario bloquear buffers en el espacio del núcleo optimizando las operaciones asíncronas.</text:span></text:p>
        </text:list-item>
        <text:list-item>
          <text:p text:style-name="P47">Genérica:<text:span text:style-name="T1"> almacena información específica para el driver de filtro.</text:span></text:p>
        </text:list-item>
        <text:list-item>
          <text:p text:style-name="P47">Entrada/salida programada del fichero:<text:span text:style-name="T1"> almacena la reserva de ancho de banda del dispositivo para garantizar el buen funcionamiento de aplicaciones multimedia.</text:span></text:p>
        </text:list-item>
        <text:list-item>
          <text:p text:style-name="P47">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text:soft-page-break/>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1946692728" text:continue-list="list409779114" text:style-name="WW8Num3">
        <text:list-item>
          <text:list>
            <text:list-item>
              <text:list>
                <text:list-item>
                  <text:p text:style-name="P42">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2085074788" text:continue-numbering="true" text:style-name="WW8Num3">
        <text:list-item>
          <text:list>
            <text:list-item>
              <text:list>
                <text:list-item>
                  <text:p text:style-name="P42"><text:soft-page-break/>Petición en drivers de una sola capa.</text:p>
                </text:list-item>
              </text:list>
            </text:list-item>
          </text:list>
        </text:list-item>
      </text:list>
      <text:p text:style-name="P7"><text:tab/>Este proceso conlleva siete pasos:</text:p>
      <text:p text:style-name="P7"/>
      <text:list xml:id="list2154197727" text:style-name="L11">
        <text:list-item>
          <text:p text:style-name="P65">Envío de la petición a través del subsistema de DLLs.</text:p>
        </text:list-item>
        <text:list-item>
          <text:p text:style-name="P65">El subsistema de DLLs solicita el servicio NtWriteFile.</text:p>
        </text:list-item>
        <text:list-item>
          <text:p text:style-name="P65">El gestor de entrada/salida crea el IRP correspondiente y lo envia al driver haciendo uso de IoCallDriver.</text:p>
        </text:list-item>
        <text:list-item>
          <text:p text:style-name="P65">El driver transmite el IRP al dispositivo y comienza la operación de entrada/salida.</text:p>
        </text:list-item>
        <text:list-item>
          <text:p text:style-name="P65">El dispositivo notifica la finalización del servicio mediante una interrupción.</text:p>
        </text:list-item>
        <text:list-item>
          <text:p text:style-name="P65">El driver sirve la interrupción.</text:p>
        </text:list-item>
        <text:list-item>
          <text:p text:style-name="P65">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634999890" text:continue-list="list2085074788" text:style-name="WW8Num3">
        <text:list-item>
          <text:list>
            <text:list-item>
              <text:list>
                <text:list-item>
                  <text:p text:style-name="P42">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437097943" text:continue-numbering="true" text:style-name="WW8Num3">
        <text:list-item>
          <text:list>
            <text:list-item>
              <text:list>
                <text:list-item>
                  <text:p text:style-name="P42">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34451750" text:style-name="L12">
        <text:list-item>
          <text:p text:style-name="P48">WDFDRIVER: <text:span text:style-name="T1">Objeto raíz de la jerarquía.</text:span></text:p>
        </text:list-item>
        <text:list-item>
          <text:p text:style-name="P48"><text:soft-page-break/>WDFREQUEST: <text:span text:style-name="T1">Objeto auxiliar de petición.</text:span></text:p>
        </text:list-item>
        <text:list-item>
          <text:p text:style-name="P48">WDFIORESREQLIST: <text:span text:style-name="T1">Lista de objetos de rangos de direcciones para la entrada/salida(Resource Requirements).</text:span></text:p>
        </text:list-item>
        <text:list-item>
          <text:p text:style-name="P48">WDFIORESLIST: <text:span text:style-name="T1">Identifica un rango de direcciones para el dispositivo.</text:span></text:p>
        </text:list-item>
        <text:list-item>
          <text:p text:style-name="P48">WDFDEVICE:<text:span text:style-name="T1"> Objeto del dispositivo.</text:span></text:p>
        </text:list-item>
        <text:list-item>
          <text:p text:style-name="P48">WDFCHILDLIST: <text:span text:style-name="T1">Lista de objetos hijos del dispositivo asociado.</text:span></text:p>
        </text:list-item>
        <text:list-item>
          <text:p text:style-name="P48">WDFFILEOBJECT:<text:span text:style-name="T1"> Objeto fichero.</text:span></text:p>
        </text:list-item>
        <text:list-item>
          <text:p text:style-name="P49">WDFIOTARGET: <text:span text:style-name="T1">Dispositivo <text:s/>que debe resolver la petición de entrada/salida.</text:span></text:p>
        </text:list-item>
        <text:list-item>
          <text:p text:style-name="P49">WDFKEY: <text:span text:style-name="T1">Elemento del registro.</text:span></text:p>
        </text:list-item>
        <text:list-item>
          <text:p text:style-name="P49">WDFINTERRUPT: <text:span text:style-name="T1">Instancia de interrupción.</text:span></text:p>
        </text:list-item>
      </text:list>
      <text:p text:style-name="P7"/>
      <text:p text:style-name="P7">Dicha jerarquía se resume en la siguiente figura:</text:p>
      <text:p text:style-name="P7"><draw:frame draw:style-name="fr3" draw:name="graphics4" text:anchor-type="paragraph" svg:width="6.6929in" svg:height="4.1398in" draw:z-index="6"><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608959621" text:continue-list="list437097943" text:style-name="WW8Num3">
        <text:list-item>
          <text:list>
            <text:list-item>
              <text:list>
                <text:list-item>
                  <text:p text:style-name="P42">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281337062" text:style-name="L13">
        <text:list-item>
          <text:p text:style-name="P66">Enviar el paquete de petición al gestor de entrada/salida.</text:p>
        </text:list-item>
        <text:list-item>
          <text:p text:style-name="P66">Enviar el paquete al sistema de Plug and Play y el gestor de consumo para procesarlo y modificar el estado de consumo si es requerido.</text:p>
        </text:list-item>
        <text:list-item>
          <text:p text:style-name="P66">Enviar el paquete al gestor de servicios WMI.</text:p>
        </text:list-item>
      </text:list>
      <text:p text:style-name="P7"/>
      <text:p text:style-name="P7"><text:soft-page-break/><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57413788" text:style-name="L14">
        <text:list-item>
          <text:p text:style-name="P67">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7">En caso de liberación de recursos y peticiones de cierre, se notificarán los eventos EvtFileCleanup y EvtFileClose respectivamente, y se llamarán a sus callbacks correspondientes.</text:p>
        </text:list-item>
      </text:list>
      <text:p text:style-name="P7"/>
      <text:list xml:id="list550317953" text:continue-list="list608959621" text:style-name="WW8Num3">
        <text:list-item>
          <text:list>
            <text:list-item>
              <text:list>
                <text:list-item>
                  <text:p text:style-name="P42">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429984487" text:style-name="L15">
        <text:list-item>
          <text:p text:style-name="P68">Reconocimiento automático de dispositivos inñstalados(enumerando los existentes en el proceso de inicio y detectando los añadidos y eliminados después de este).</text:p>
        </text:list-item>
        <text:list-item>
          <text:p text:style-name="P68">Alojamiento de recursos requeridos por el hardware(reuniendo los requerimientos, y asignándolos(o reasignándolos si es necesario) a través del arbitrador de recursos.</text:p>
        </text:list-item>
        <text:list-item>
          <text:p text:style-name="P68">Carga del driver requerido en memoria. Si este driver no estuvieera instalado, el subsistema de PnP en espacio del núcleo pedirá al subsistema de PnP en espacio de usuario que instale el dispositivo, con ayuda del usuario.</text:p>
        </text:list-item>
        <text:list-item>
          <text:p text:style-name="P68">Mecanismos de detección y configuración de hardware para drivers y aplicaciones.</text:p>
        </text:list-item>
        <text:list-item>
          <text:p text:style-name="P68">Almacenamiento para los estados del dispositivo.</text:p>
        </text:list-item>
        <text:list-item>
          <text:p text:style-name="P68">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text:soft-page-break/>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2152152700" text:continue-list="list550317953" text:style-name="WW8Num3">
        <text:list-item>
          <text:list>
            <text:list-item>
              <text:list>
                <text:list-item>
                  <text:p text:style-name="P42">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1348004182" text:style-name="L16">
        <text:list-item>
          <text:p text:style-name="P69">Drivers no Plug and Play reciben el valor de carga en inicio que requieran.</text:p>
        </text:list-item>
        <text:list-item>
          <text:p text:style-name="P69">Cualquier driver(no-PnP o PnP) que requiera inicializarse durante la carga del sistema operativo recibe el valor boot-start(0).</text:p>
        </text:list-item>
        <text:list-item>
          <text:p text:style-name="P69">Si no es requerido para ejecutar el sistema operativo y el driver detecta un dispositivo que los drivers de bus no pueden enumerar, recibe el valor de system-start(1).</text:p>
        </text:list-item>
        <text:list-item>
          <text:p text:style-name="P69">Drivers no-PnP y de sistemas de ficheros que no requieren estar presentes en la ejecución del sistema operativo reciben un valor de auto-start(2).</text:p>
        </text:list-item>
        <text:list-item>
          <text:p text:style-name="P69">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229024886" text:style-name="L17">
        <text:list-item>
          <text:p text:style-name="P70">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0">Después de la carga de drivers en el inicio, el gestor de PnP recorre el árbol de dispositivos, cargando los drivers para las estructuras devnodes que no se cargaron en el paso anterior, y enumera todo dispositivo que sea atendido por el driver. En este paso, se obvia cualquier <text:soft-page-break/>valor de precedencia para los dispositivos. Al finalizar este paso, todo dispositivo PnP esta listo para usarse.</text:p>
        </text:list-item>
        <text:list-item>
          <text:p text:style-name="P70">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0">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6"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537610991" text:style-name="L18">
        <text:list-item>
          <text:p text:style-name="P71">Primero se cargan los drivers de filtro de bajo nivel especificados en la enumeración de dispositivo.</text:p>
        </text:list-item>
        <text:list-item>
          <text:p text:style-name="P71">Después se cargan los drivers de filtro de bajo nivel especificados en la clase de dispositivo.</text:p>
        </text:list-item>
        <text:list-item>
          <text:p text:style-name="P71">A continuación se cargan los drivers de función especificados en la enumeración de dispositivos.</text:p>
        </text:list-item>
        <text:list-item>
          <text:p text:style-name="P71">Posteriormente se cargan los drivers de filtro de alto nivel especificados en la enumeración de dispositivos.</text:p>
        </text:list-item>
        <text:list-item>
          <text:p text:style-name="P71"><text:soft-page-break/>Por último se cargan los drivers de filtro de alto nivel especificados por la clase de dispositivo.</text:p>
        </text:list-item>
      </text:list>
      <text:p text:style-name="P7"/>
      <text:p text:style-name="P7"><text:tab/>Todo drivers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i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list xml:id="list1658069364" text:continue-list="list2152152700" text:style-name="WW8Num3">
        <text:list-item>
          <text:list>
            <text:list-item>
              <text:list>
                <text:list-item>
                  <text:p text:style-name="P42">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text:soft-page-break/>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a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1119535396" text:continue-numbering="true" text:style-name="WW8Num3">
        <text:list-item>
          <text:list>
            <text:list-item>
              <text:p text:style-name="P42">Subsistema de almacenamiento.</text:p>
            </text:list-item>
          </text:list>
        </text:list-item>
      </text:list>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text:soft-page-break/></text:p>
      <text:list xml:id="list940214342" text:continue-numbering="true" text:style-name="WW8Num3">
        <text:list-item>
          <text:list>
            <text:list-item>
              <text:list>
                <text:list-item>
                  <text:p text:style-name="P42">Drivers de disco.</text:p>
                </text:list-item>
              </text:list>
            </text:list-item>
          </text:list>
        </text:list-item>
      </text:list>
      <text:p text:style-name="P7"><text:tab/>Para este tipo de drivers se dispone de una pila de almacenamiento detallada en la siguiente figura:</text:p>
      <text:p text:style-name="P7"/>
      <text:p text:style-name="P7"><draw:frame draw:style-name="fr6"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s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text:soft-page-break/>que las peticiones se dirigen a vectores de almacenamiento, donde no queda claro donde se encuentra ni el comienzo, ni el final del disco. Diferentes drivers de controladores de discos se incluyen en la instalación inicial de Windows.</text:p>
      <text:p text:style-name="P7"/>
      <text:list xml:id="list1086047882" text:continue-numbering="true" text:style-name="WW8Num3">
        <text:list-item>
          <text:list>
            <text:list-item>
              <text:list>
                <text:list-item>
                  <text:p text:style-name="P42">Drivers iSCSI.</text:p>
                </text:list-item>
              </text:list>
            </text:list-item>
          </text:list>
        </text:list-item>
      </text:list>
      <text:p text:style-name="P7"><text:tab/>Especial mención requieren este tipo de drivers por dar soporte a soluciones de almacenamiento distribuido como las conocidas Storage Area Networks(SAN), o a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1008210235" text:style-name="L19">
        <text:list-item>
          <text:p text:style-name="P50">Invocador:<text:span text:style-name="T1"> Compuesto del driver Storport comentado anteriormente y el driver de minipuerto iSCSI(Msiscsi.sys) implementa el driver necesario para ofrecer soluciones SAN a través de Ethernet.</text:span></text:p>
        </text:list-item>
        <text:list-item>
          <text:p text:style-name="P50">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0">Gestor de aplicaciones:<text:span text:style-name="T1"> Iscsicli.exe es un cliente en consola que permite las ćonexiones seguras a las soluciones iSCSI, además de panel de control requerido para estos dispositivos.</text:span></text:p>
        </text:list-item>
      </text:list>
      <text:p text:style-name="P7"/>
      <text:list xml:id="list744463922" text:continue-list="list1086047882" text:style-name="WW8Num3">
        <text:list-item>
          <text:list>
            <text:list-item>
              <text:list>
                <text:list-item>
                  <text:p text:style-name="P42">Drivers de entrada/salida a través de múltiples caminos.</text:p>
                </text:list-item>
              </text:list>
            </text:list-item>
          </text:list>
        </text:list-item>
      </text:list>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list xml:id="list769910553" text:continue-numbering="true" text:style-name="WW8Num3">
        <text:list-item>
          <text:list>
            <text:list-item>
              <text:list>
                <text:list-item>
                  <text:p text:style-name="P42">Objetos de dispositivos de disco.</text:p>
                </text:list-item>
              </text:list>
            </text:list-item>
          </text:list>
        </text:list-item>
      </text:list>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list xml:id="list1479410043" text:continue-numbering="true" text:style-name="WW8Num3">
        <text:list-item>
          <text:list>
            <text:list-item>
              <text:list>
                <text:list-item>
                  <text:p text:style-name="P42">Discos básicos y discos dinámicos.</text:p>
                </text:list-item>
              </text:list>
            </text:list-item>
          </text:list>
        </text:list-item>
      </text:list>
      <text:p text:style-name="P7"><text:soft-page-break/><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text:p>
      <text:p text:style-name="P7"><text:tab/>Estas características conforman la estructura de un disco básico.</text:p>
      <text:p text:style-name="P7"><text:tab/>Hoy en día existe una iniciativa propuesta por Intel para promover la estandarización de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n como discos dinámicos.</text:p>
      <text:p text:style-name="P7"/>
      <text:list xml:id="list1042583674" text:continue-numbering="true" text:style-name="WW8Num3">
        <text:list-item>
          <text:list>
            <text:list-item>
              <text:list>
                <text:list-item>
                  <text:p text:style-name="P42">El espacio de nombres de volúmenes.</text:p>
                </text:list-item>
              </text:list>
            </text:list-item>
          </text:list>
        </text:list-item>
      </text:list>
      <text:p text:style-name="P7"><text:tab/>Este es el mecanismo de Windows que se encarga de asignar letras a los objetos de los dispositivos de bloques, permitiendo un acceso familiar a las aplicaciones, y ofreciendo la posibilidad de montar y desmontar los volúmenes.</text:p>
      <text:p text:style-name="P7"/>
      <text:list xml:id="list1521425764" text:continue-numbering="true" text:style-name="WW8Num3">
        <text:list-item>
          <text:list>
            <text:list-item>
              <text:list>
                <text:list-item>
                  <text:list>
                    <text:list-item>
                      <text:p text:style-name="P42">Gestor de montaje.</text:p>
                    </text:list-item>
                  </text:list>
                </text:list-item>
              </text:list>
            </text:list-item>
          </text:list>
        </text:list-item>
      </text:list>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endose así que los discos básicos dispongan de un GUID que su tabla de particiones no le asigna inicialmente.</text:p>
      <text:p text:style-name="P7"/>
      <text:list xml:id="list1255550229" text:continue-numbering="true" text:style-name="WW8Num3">
        <text:list-item>
          <text:list>
            <text:list-item>
              <text:list>
                <text:list-item>
                  <text:list>
                    <text:list-item>
                      <text:p text:style-name="P42">Puntos de montaje.</text:p>
                    </text:list-item>
                  </text:list>
                </text:list-item>
              </text:list>
            </text:list-item>
          </text:list>
        </text:list-item>
      </text:list>
      <text:p text:style-name="P7"><text:tab/>Los puntos de montajes permiten enlazar volúmenes en directorios, dentro de los volúmenes <text:soft-page-break/>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e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a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list xml:id="list2019884109" text:continue-numbering="true" text:style-name="WW8Num3">
        <text:list-item>
          <text:list>
            <text:list-item>
              <text:list>
                <text:list-item>
                  <text:list>
                    <text:list-item>
                      <text:p text:style-name="P42">Montaje de volúmenes.</text:p>
                    </text:list-item>
                  </text:list>
                </text:list-item>
              </text:list>
            </text:list-item>
          </text:list>
        </text:list-item>
      </text:list>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text:soft-page-break/>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i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list xml:id="list984539167" text:continue-numbering="true" text:style-name="WW8Num3">
        <text:list-item>
          <text:list>
            <text:list-item>
              <text:list>
                <text:list-item>
                  <text:list>
                    <text:list-item>
                      <text:p text:style-name="P42">Operaciones de entrada/salida en volúmenes.</text:p>
                    </text:list-item>
                  </text:list>
                </text:list-item>
              </text:list>
            </text:list-item>
          </text:list>
        </text:list-item>
      </text:list>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6" draw:name="graphics7" text:anchor-type="paragraph" svg:width="3.9264in" svg:height="2.4472in" draw:z-index="10"><draw:image xlink:href="Pictures/1000020100000179000000EB1AC04F2B.png" xlink:type="simple" xlink:show="embed" xlink:actuate="onLoad"/></draw:frame></text:p>
      <text:list xml:id="list1184337837" text:continue-numbering="true" text:style-name="WW8Num3">
        <text:list-item>
          <text:list>
            <text:list-item>
              <text:list>
                <text:list-item>
                  <text:p text:style-name="P42"><text:soft-page-break/>Servicio de discos virtuales.</text:p>
                </text:list-item>
              </text:list>
            </text:list-item>
          </text:list>
        </text:list-item>
      </text:list>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468076617" text:style-name="L20">
        <text:list-item>
          <text:p text:style-name="P72">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2">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ónes requeridas y, en la finalización de comunicaciones con la API, terminará su ejecución.</text:p>
      <text:p text:style-name="P7"/>
      <text:list xml:id="list498385040" text:continue-list="list1184337837" text:style-name="WW8Num3">
        <text:list-item>
          <text:list>
            <text:list-item>
              <text:p text:style-name="P42">Subsistema de redes. </text:p>
            </text:list-item>
          </text:list>
        </text:list-item>
      </text:list>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list xml:id="list273693536" text:continue-numbering="true" text:style-name="WW8Num3">
        <text:list-item>
          <text:list>
            <text:list-item>
              <text:list>
                <text:list-item>
                  <text:p text:style-name="P42">Modelo OSI.</text:p>
                </text:list-item>
              </text:list>
            </text:list-item>
          </text:list>
        </text:list-item>
      </text:list>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endose de los siguientes niveles:</text:p>
      <text:p text:style-name="P7"/>
      <text:list xml:id="list1746594906" text:style-name="L21">
        <text:list-item>
          <text:p text:style-name="P51">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1"><text:soft-page-break/>Presentación:<text:span text:style-name="T1"> Se encarga del formato de los datos transmistidos, como el formato de fin de línea, la compresión, o el cifrado utilizado.</text:span></text:p>
        </text:list-item>
        <text:list-item>
          <text:p text:style-name="P51">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1">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1">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1">Enlace:<text:span text:style-name="T1"> Transmite tramas de datos, controla y resuelve los errores de envío, retransmitiendo en caso de pérdidas y colisiones.</text:span></text:p>
        </text:list-item>
        <text:list-item>
          <text:p text:style-name="P51">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6" draw:name="graphics8" text:anchor-type="paragraph" svg:width="4.6244in" svg:height="2.3126in" draw:z-index="11"><draw:image xlink:href="Pictures/10000201000001BC000000DE9663B926.png" xlink:type="simple" xlink:show="embed" xlink:actuate="onLoad"/></draw:frame><text:tab/></text:p>
      <text:list xml:id="list224145724" text:continue-list="list273693536" text:style-name="WW8Num3">
        <text:list-item>
          <text:list>
            <text:list-item>
              <text:list>
                <text:list-item>
                  <text:p text:style-name="P42">Componentes de red de Windows.</text:p>
                </text:list-item>
              </text:list>
            </text:list-item>
          </text:list>
        </text:list-item>
      </text:list>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1710126670" text:style-name="L22">
        <text:list-item>
          <text:p text:style-name="P52">APIs de red:<text:span text:style-name="T1"> interfaz independiente del protocolo de red que facilita la comunicación de aplicaciones.</text:span></text:p>
        </text:list-item>
        <text:list-item>
          <text:p text:style-name="P52">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2">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oft-page-break/><text:span text:style-name="T1">secuencia y reconocimiento.</text:span></text:p>
        </text:list-item>
        <text:list-item>
          <text:p text:style-name="P52">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asíncrona de operaciones de entrada/salida. Esta infraestructura añade el soporte de IP versión 6(IPv6).</text:span></text:p>
        </text:list-item>
        <text:list-item>
          <text:p text:style-name="P52">La plataforma de filtro de Windows:<text:span text:style-name="T1"> esta se compone de un conjunto de APIs y servicios de sistema que proporcionan las capacidades necesarias para crear aplicaciones de filtrado de paquetes, procesandolos s diferentes niveles de la pila de red de Windows. Además, la información puede ser monitorizada, filtrada o modificada antes de alcanzar su destino.</text:span></text:p>
        </text:list-item>
        <text:list-item>
          <text:p text:style-name="P52">Drivers de funcionalidades para la plataforma de filtro de Windows:<text:span text:style-name="T1"> estos drivers se limitan a añadir funcionalidades no contempladas en la plataforma de filtro de Windows.</text:span></text:p>
        </text:list-item>
        <text:list-item>
          <text:p text:style-name="P52">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2">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45"><text:span text:style-name="T1"/></text:p>
      <text:p text:style-name="P45"><text:span text:style-name="T1"><text:tab/>En la siguiente figura se resume la correspondencia de subsistemas con OSI.</text:span></text:p>
      <text:p text:style-name="P45"><text:span text:style-name="T1"/></text:p>
      <text:p text:style-name="P45"><draw:frame draw:style-name="fr4" draw:name="graphics9" text:anchor-type="paragraph" svg:width="6.1866in" svg:height="2.5516in" draw:z-index="12"><draw:image xlink:href="Pictures/1000020100000252000000F5348DA959.png" xlink:type="simple" xlink:show="embed" xlink:actuate="onLoad"/></draw:frame><text:span text:style-name="T1"/></text:p>
      <text:p text:style-name="P45"><text:span text:style-name="T1"><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span></text:p>
      <text:p text:style-name="P7"/>
      <text:list xml:id="list1517356719" text:continue-list="list224145724" text:style-name="WW8Num3">
        <text:list-item>
          <text:p text:style-name="P42">Glosario.</text:p>
        </text:list-item>
      </text:list>
      <text:p text:style-name="P6"/>
      <text:list xml:id="list81220705" text:style-name="WW8Num6">
        <text:list-item>
          <text:p text:style-name="P73"><text:span text:style-name="T14">Cloud Storage: </text:span><text:span text:style-name="T1"><text:s/>almacenamiento en la nube, es decir, en internet.</text:span></text:p>
        </text:list-item>
        <text:list-item>
          <text:p text:style-name="P73"><text:span text:style-name="T14">Agilidad:</text:span><text:span text:style-name="T1"> <text:s/>capacidad de mover los datos al área adecuada para mejorar su disponibilidad.</text:span></text:p>
        </text:list-item>
        <text:list-item>
          <text:p text:style-name="P73"><text:span text:style-name="T14">Escalabilidad: </text:span><text:span text:style-name="T1">capacidad de manejar crecientes cargas de trabajo, o de adaptarse para ser capaces </text:span><text:span text:style-name="T1">de soportarlas.</text:span></text:p>
        </text:list-item>
        <text:list-item>
          <text:p text:style-name="P73"><text:span text:style-name="T14">Elasticidad: </text:span><text:span text:style-name="T1">capacidad de escalarse mas allá limites impuestos por las condiciones del sistema.</text:span></text:p>
        </text:list-item>
        <text:list-item>
          <text:p text:style-name="P73"><text:soft-page-break/><text:span text:style-name="T14">Latencia: </text:span><text:span text:style-name="T1">Tiempo de espera, normalmente entre que se realiza una petición y se recibe una respuesta.</text:span></text:p>
        </text:list-item>
        <text:list-item>
          <text:p text:style-name="P73"><text:span text:style-name="T14">Persistencia: </text:span><text:span text:style-name="T1">Si existen distintas copias de un archivo, todas deben ser iguales.</text:span></text:p>
        </text:list-item>
        <text:list-item>
          <text:p text:style-name="P73"><text:span text:style-name="T14">Cluster: </text:span><text:span text:style-name="T1">Conjunto de sistemas informáticos que actúan como un solo sistema.</text:span></text:p>
        </text:list-item>
        <text:list-item>
          <text:p text:style-name="P73"><text:span text:style-name="T14">Nodo: </text:span><text:span text:style-name="T1">Sistema capaz de procesar información.</text:span></text:p>
        </text:list-item>
        <text:list-item>
          <text:p text:style-name="P73"><text:span text:style-name="T14">Multiusuario: </text:span><text:span text:style-name="T1">capacidad de que el recurso sea utilizado por varios usuarios concurrentemente.</text:span></text:p>
        </text:list-item>
        <text:list-item>
          <text:p text:style-name="P73"><text:span text:style-name="T14">Servicio distribuido: </text:span><text:span text:style-name="T1">servicio ofrecido por un conjunto de sistemas que actúa como un solo </text:span><text:span text:style-name="T1">sistema.</text:span></text:p>
        </text:list-item>
        <text:list-item>
          <text:p text:style-name="P73"><text:span text:style-name="T14">API: </text:span><text:span text:style-name="T1">Application programming interface, interfaz de programación de la aplicación.</text:span></text:p>
        </text:list-item>
        <text:list-item>
          <text:p text:style-name="P73"><text:span text:style-name="T14">Tolerancia a fallos: </text:span><text:span text:style-name="T1">capacidad de soportar errores sin dejar sin servicio al cliente.</text:span></text:p>
        </text:list-item>
        <text:list-item>
          <text:p text:style-name="P73"><text:span text:style-name="T14">Redundancia de datos: </text:span><text:span text:style-name="T1">duplicación de datos, habitualmente para evitar su pérdida.</text:span></text:p>
        </text:list-item>
        <text:list-item>
          <text:p text:style-name="P73"><text:span text:style-name="T14">Software duradero: </text:span><text:span text:style-name="T1">software capaz de almacenar distintas versiones de un mismo fichero.</text:span></text:p>
        </text:list-item>
        <text:list-item>
          <text:p text:style-name="P73"><text:span text:style-name="T14">World Wide Web: </text:span><text:span text:style-name="T1">Sistema de enlace de documentos a través de internet.</text:span></text:p>
        </text:list-item>
        <text:list-item>
          <text:p text:style-name="P73"><text:span text:style-name="T14">Amazon EC2 Query Interface: </text:span><text:span text:style-name="T1">Interfaz de consultas de la plataforma de Cloud Computing de </text:span><text:span text:style-name="T1">Amazon.</text:span></text:p>
        </text:list-item>
        <text:list-item>
          <text:p text:style-name="P73"><text:span text:style-name="T14">Amazon S3: </text:span><text:span text:style-name="T1">Sistema de almacenamiento propietario de la plataforma de Cloud Computing de Amazon.</text:span></text:p>
        </text:list-item>
        <text:list-item>
          <text:p text:style-name="P73"><text:span text:style-name="T14">Data store drivers: </text:span><text:span text:style-name="T1">Drivers de almacenamiento de datos.</text:span></text:p>
        </text:list-item>
        <text:list-item>
          <text:p text:style-name="P73"><text:span text:style-name="T14">Transfer manager drivers: </text:span><text:span text:style-name="T1">Drivers de gestión de transferencias.</text:span></text:p>
        </text:list-item>
        <text:list-item>
          <text:p text:style-name="P73"><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3"><text:span text:style-name="T14">Sector:</text:span><text:span text:style-name="T1"> Unidad mínima de almacenamiento de un dispositivo de bloques.</text:span></text:p>
        </text:list-item>
        <text:list-item>
          <text:p text:style-name="P73"><text:span text:style-name="T14">Buffer:</text:span><text:span text:style-name="T1"> zona de memoria para alojar información.</text:span></text:p>
        </text:list-item>
        <text:list-item>
          <text:p text:style-name="P44">Cache:<text:span text:style-name="T1"> memoria pequeña pero muy r</text:span><text:span text:style-name="T2">ápida, dentro de la jerarquía de memorias.</text:span></text:p>
        </text:list-item>
        <text:list-item>
          <text:p text:style-name="P73"><text:span text:style-name="T14">Puntero:</text:span><text:span text:style-name="T1"> tipo abstracto de dato útil para referenciar direcciones de memoria.</text:span></text:p>
        </text:list-item>
        <text:list-item>
          <text:p text:style-name="P73"><text:span text:style-name="T14">Memoria principal:</text:span><text:span text:style-name="T1"> almacenamiento de instrucciones y datos principal del sistema físico, habitualmente, la memoria RAM.</text:span></text:p>
        </text:list-item>
        <text:list-item>
          <text:p text:style-name="P44">Partición:<text:span text:style-name="T1"> Zona de almacenamiento alojada dentro de un dispositivo de bloques.</text:span></text:p>
        </text:list-item>
        <text:list-item>
          <text:p text:style-name="P44">Volumen: <text:span text:style-name="T1">Objetos que representan sectores de disco.</text:span></text:p>
        </text:list-item>
        <text:list-item>
          <text:p text:style-name="P44">Volumen simple: <text:span text:style-name="T1">Objeto que representa sectores de una sola partición.</text:span></text:p>
        </text:list-item>
        <text:list-item>
          <text:p text:style-name="P44">Volumen multipartición:<text:span text:style-name="T1"> Objeto que representa sectores de múltiples particiones como uno solo.</text:span></text:p>
        </text:list-item>
        <text:list-item>
          <text:p text:style-name="P44">Enlace simb<text:span text:style-name="T28">ólico: </text:span><text:span text:style-name="T2">enlace entre un punto determinado del dispositivo físico y un fichero alojado en otro punto completamente distinto.</text:span></text:p>
        </text:list-item>
        <text:list-item>
          <text:p text:style-name="P44"><text:span text:style-name="T28">Metadatos:</text:span><text:span text:style-name="T2"> Información adicional de un fichero o directorio, necesario para su adecuada gestión por los distintos subsistemas del sistema operativo.</text:span></text:p>
        </text:list-item>
        <text:list-item>
          <text:p text:style-name="P77"><text:span text:style-name="T5">Espacio de nombres:</text:span> juego de identificadores que permiten la desambiguación de homónimos.</text:p>
        </text:list-item>
        <text:list-item>
          <text:p text:style-name="P77"><text:span text:style-name="T14">IRQ: </text:span><text:span text:style-name="T1">Interrupt request, o n</text:span><text:span text:style-name="T7">úmero de interrupción del dispositivo para detener la ejecución de código en la CPU.</text:span></text:p>
        </text:list-item>
        <text:list-item>
          <text:p text:style-name="P74"><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4"><text:span text:style-name="T14">Socket:</text:span><text:span text:style-name="T1"> Abstracción utilizada en los sistemas operativos Unix para representar una conexión de red.</text:span></text:p>
        </text:list-item>
        <text:list-item>
          <text:p text:style-name="P73"><text:span text:style-name="T14">Spinlock:</text:span><text:span text:style-name="T1"> Mecanismo de espera activa provocada cuando se requiere adquirir un recurso no disponible.</text:span></text:p>
        </text:list-item>
        <text:list-item>
          <text:p text:style-name="P44">Callback:<text:span text:style-name="T1"> Función ejecutada, tan pronto como es posible, para atender la situación registrada por un nuevo evento.</text:span></text:p>
        </text:list-item>
        <text:list-item>
          <text:p text:style-name="P44">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3"><text:soft-page-break/><text:span text:style-name="T14">Jiffies:</text:span><text:span text:style-name="T1"> Unidad de tiempo mínima del núcleo de Linux.</text:span></text:p>
        </text:list-item>
        <text:list-item>
          <text:p text:style-name="P44">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2">Referencias.</text:span></text:p>
      <text:p text:style-name="P1"/>
      <text:list xml:id="list402119678" text:style-name="WW8Num7">
        <text:list-item>
          <text:p text:style-name="P54">Wikipedia:</text:p>
          <text:list>
            <text:list-item>
              <text:p text:style-name="P76"><text:a xlink:type="simple" xlink:href="http://en.wikipedia.org/wiki/Cloud_computing_comparison"><text:span text:style-name="Internet_20_link"><text:span text:style-name="T10">http://en.wikipedia.org/wiki/Cloud_computing_comparison</text:span></text:span></text:a></text:p>
            </text:list-item>
            <text:list-item>
              <text:p text:style-name="P76"><text:a xlink:type="simple" xlink:href="http://en.wikipedia.org/wiki/OpenNebula"><text:span text:style-name="Internet_20_link"><text:span text:style-name="T10">http://en.wikipedia.org/wiki/OpenNebula</text:span></text:span></text:a></text:p>
            </text:list-item>
            <text:list-item>
              <text:p text:style-name="P76"><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76"><text:a xlink:type="simple" xlink:href="http://en.wikipedia.org/wiki/Amazon_Elastic_Block_Store"><text:span text:style-name="Internet_20_link"><text:span text:style-name="T10">http://en.wikipedia.org/wiki/Amazon_Elastic_Block_Store</text:span></text:span></text:a></text:p>
            </text:list-item>
            <text:list-item>
              <text:p text:style-name="P76"><text:a xlink:type="simple" xlink:href="http://en.wikipedia.org/wiki/Eucalyptus_(computing)"><text:span text:style-name="Internet_20_link"><text:span text:style-name="T10">http://en.wikipedia.org/wiki/Eucalyptus_%28computing%29</text:span></text:span></text:a></text:p>
            </text:list-item>
            <text:list-item>
              <text:p text:style-name="P76"><text:a xlink:type="simple" xlink:href="http://en.wikipedia.org/wiki/Cloudstack"><text:span text:style-name="Internet_20_link"><text:span text:style-name="T10">http://en.wikipedia.org/wiki/Cloudstack</text:span></text:span></text:a><text:span text:style-name="T7"> </text:span></text:p>
            </text:list-item>
            <text:list-item>
              <text:p text:style-name="P76"><text:a xlink:type="simple" xlink:href="http://en.wikipedia.org/wiki/OpenQRM"><text:span text:style-name="Internet_20_link"><text:span text:style-name="T10">http://en.wikipedia.org/wiki/OpenQRM</text:span></text:span></text:a></text:p>
            </text:list-item>
            <text:list-item>
              <text:p text:style-name="P76"><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76"><text:a xlink:type="simple" xlink:href="http://en.wikipedia.org/wiki/OpenStack"><text:span text:style-name="Internet_20_link"><text:span text:style-name="T7">http://en.wikipedia.org/wiki/OpenStack</text:span></text:span></text:a></text:p>
            </text:list-item>
          </text:list>
        </text:list-item>
        <text:list-item>
          <text:p text:style-name="P76"><text:span text:style-name="Internet_20_link"><text:span text:style-name="T27">Amazon</text:span></text:span><text:span text:style-name="Internet_20_link"><text:span text:style-name="T7">:</text:span></text:span></text:p>
          <text:list>
            <text:list-item>
              <text:p text:style-name="P76"><text:span text:style-name="Internet_20_link"><text:span text:style-name="T7">http://aws.amazon.com/s3/</text:span></text:span></text:p>
            </text:list-item>
          </text:list>
        </text:list-item>
        <text:list-item>
          <text:p text:style-name="P54">OpenNebula:</text:p>
          <text:list>
            <text:list-item>
              <text:p text:style-name="P76"><text:a xlink:type="simple" xlink:href="http://opennebula.org/documentation:rel3.6"><text:span text:style-name="Internet_20_link"><text:span text:style-name="T7">http://opennebula.org/documentation:rel3.6</text:span></text:span></text:a></text:p>
            </text:list-item>
          </text:list>
        </text:list-item>
        <text:list-item>
          <text:p text:style-name="P54">Nimbus:</text:p>
          <text:list>
            <text:list-item>
              <text:p text:style-name="P76"><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4">CloudStack:</text:p>
          <text:list>
            <text:list-item>
              <text:p text:style-name="P76"><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4">OpenQRM:</text:p>
          <text:list>
            <text:list-item>
              <text:p text:style-name="P76"><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4">Abiquo:</text:p>
          <text:list>
            <text:list-item>
              <text:p text:style-name="P76"><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4">OpenStack:</text:p>
          <text:list>
            <text:list-item>
              <text:p text:style-name="P76"><text:a xlink:type="simple" xlink:href="http://www.openstack.org/software/openstack-storage/"><text:span text:style-name="Internet_20_link"><text:span text:style-name="T10">http://www.openstack.org/software/openstack-storage/</text:span></text:span></text:a></text:p>
            </text:list-item>
            <text:list-item>
              <text:p text:style-name="P76"><text:a xlink:type="simple" xlink:href="http://docs.openstack.org/api/"><text:span text:style-name="Internet_20_link"><text:span text:style-name="T10">http://docs.openstack.org/api/</text:span></text:span></text:a></text:p>
            </text:list-item>
            <text:list-item>
              <text:p text:style-name="P76"><text:a xlink:type="simple" xlink:href="http://docs.openstack.org/developer/"><text:span text:style-name="Internet_20_link"><text:span text:style-name="T7">http://docs.openstack.org/developer/</text:span></text:span></text:a></text:p>
            </text:list-item>
            <text:list-item>
              <text:p text:style-name="P76"><text:span text:style-name="Internet_20_link"><text:span text:style-name="T7">http://docs.openstack.org/developer/swift/development_saio.html</text:span></text:span></text:p>
            </text:list-item>
          </text:list>
        </text:list-item>
        <text:list-item>
          <text:p text:style-name="P54">Linux Kernel Development – Robert Love, Editorial Addison Wesley.</text:p>
        </text:list-item>
        <text:list-item>
          <text:p text:style-name="P54">Linux Device Drivers – Jonathan Corbet, Alessandro Rubini and Greg KroaH-Hartman, Editorial O'Reilly.</text:p>
        </text:list-item>
        <text:list-item>
          <text:p text:style-name="P54">Understanding the linux kernel – Daniel P. Bovet and Marco Cesati.</text:p>
        </text:list-item>
        <text:list-item>
          <text:p text:style-name="P54">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09T13:28:56</dc:date>
    <meta:editing-cycles>243</meta:editing-cycles>
    <meta:editing-duration>P3DT17H32M57S</meta:editing-duration>
    <meta:generator>LibreOffice/3.5$Linux_x86 LibreOffice_project/350m1$Build-2</meta:generator>
    <meta:document-statistic meta:table-count="2" meta:image-count="13" meta:object-count="0" meta:page-count="42" meta:paragraph-count="845" meta:word-count="19775" meta:character-count="129886" meta:non-whitespace-character-count="110576"/>
    <meta:user-defined meta:name="Información 1"/>
    <meta:user-defined meta:name="Información 2"/>
    <meta:user-defined meta:name="Información 3"/>
    <meta:user-defined meta:name="Información 4"/>
  </office:meta>
</office:document-meta>
</file>